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100000283CA372F69C4B04F13.png" manifest:media-type="image/png"/>
  <manifest:file-entry manifest:full-path="Pictures/10000000000003D10000028329A42FE7B1A437FD.png" manifest:media-type="image/png"/>
  <manifest:file-entry manifest:full-path="Pictures/10000000000003D100000283803B75A78816E14F.png" manifest:media-type="image/png"/>
  <manifest:file-entry manifest:full-path="Pictures/10000000000003D1000002833BA89B03E00AB3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457cm" svg:height="6.223cm" svg:x="1.262cm" svg:y="1.237cm">
          <draw:image xlink:href="Pictures/10000000000003D1000002833BA89B03E00AB334.png" xlink:type="simple" xlink:show="embed" xlink:actuate="onLoad" draw:mime-type="image/png">
            <text:p/>
          </draw:image>
        </draw:frame>
        <draw:frame draw:style-name="gr1" draw:text-style-name="P1" draw:layer="layout" svg:width="9.457cm" svg:height="6.223cm" svg:x="10.922cm" svg:y="1.235cm">
          <draw:image xlink:href="Pictures/10000000000003D100000283803B75A78816E14F.png" xlink:type="simple" xlink:show="embed" xlink:actuate="onLoad" draw:mime-type="image/png">
            <text:p/>
          </draw:image>
        </draw:frame>
        <draw:frame draw:style-name="gr1" draw:text-style-name="P1" draw:layer="layout" svg:width="9.457cm" svg:height="6.223cm" svg:x="1.263cm" svg:y="7.647cm">
          <draw:image xlink:href="Pictures/10000000000003D10000028329A42FE7B1A437FD.png" xlink:type="simple" xlink:show="embed" xlink:actuate="onLoad" draw:mime-type="image/png">
            <text:p/>
          </draw:image>
        </draw:frame>
        <draw:frame draw:style-name="gr1" draw:text-style-name="P1" draw:layer="layout" svg:width="9.457cm" svg:height="6.223cm" svg:x="10.923cm" svg:y="7.645cm">
          <draw:image xlink:href="Pictures/10000000000003D100000283CA372F69C4B04F1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1T19:38:55.226404523</meta:creation-date>
    <dc:date>2024-09-21T19:41:54.401186520</dc:date>
    <meta:editing-duration>PT2M59S</meta:editing-duration>
    <meta:editing-cycles>1</meta:editing-cycles>
    <meta:document-statistic meta:object-count="4"/>
    <meta:generator>LibreOffice/7.3.7.2$Linux_X86_64 LibreOffice_project/30$Build-2</meta:generator>
  </office:meta>
</office:document-meta>
</file>